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ef2b" officeooo:paragraph-rsid="001aef2b"/>
    </style:style>
    <style:style style:name="P2" style:family="paragraph" style:parent-style-name="Standard" style:list-style-name="L1">
      <style:text-properties officeooo:rsid="001aef2b" officeooo:paragraph-rsid="001aef2b"/>
    </style:style>
    <style:style style:name="P3" style:family="paragraph" style:parent-style-name="Standard" style:list-style-name="L1">
      <style:text-properties officeooo:paragraph-rsid="001aef2b"/>
    </style:style>
    <style:style style:name="P4" style:family="paragraph" style:parent-style-name="Standard" style:list-style-name="L1">
      <style:text-properties officeooo:paragraph-rsid="001be77f"/>
    </style:style>
    <style:style style:name="P5" style:family="paragraph" style:parent-style-name="Standard" style:list-style-name="L1">
      <style:text-properties officeooo:rsid="001be77f" officeooo:paragraph-rsid="001be77f"/>
    </style:style>
    <style:style style:name="P6" style:family="paragraph" style:parent-style-name="Standard">
      <style:text-properties officeooo:rsid="001be77f" officeooo:paragraph-rsid="001be77f"/>
    </style:style>
    <style:style style:name="P7" style:family="paragraph" style:parent-style-name="Standard">
      <style:text-properties fo:font-size="14pt" fo:font-weight="bold" officeooo:rsid="001aef2b" officeooo:paragraph-rsid="001aef2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aef2b" officeooo:paragraph-rsid="001d787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d7878" officeooo:paragraph-rsid="001d787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13616" officeooo:paragraph-rsid="00213616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text-properties fo:font-size="12pt" fo:font-weight="normal" officeooo:rsid="001d7878" officeooo:paragraph-rsid="001d787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d7878" officeooo:paragraph-rsid="001d7878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fo:font-weight="normal" officeooo:rsid="001d863c" officeooo:paragraph-rsid="001d863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d863c" officeooo:paragraph-rsid="001d863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863c" officeooo:paragraph-rsid="0020bbf6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text-properties fo:font-size="12pt" fo:font-weight="normal" officeooo:rsid="001f061e" officeooo:paragraph-rsid="001f061e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20bbf6" officeooo:paragraph-rsid="0020bbf6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text-properties fo:font-size="12pt" fo:font-weight="normal" officeooo:rsid="00213616" officeooo:paragraph-rsid="00213616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22dcc1" officeooo:paragraph-rsid="0022dcc1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size="12pt" fo:font-weight="normal" officeooo:rsid="0024afc5" officeooo:paragraph-rsid="0024afc5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24d0a3" officeooo:paragraph-rsid="0024d0a3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fo:font-weight="normal" officeooo:rsid="00259911" officeooo:paragraph-rsid="00259911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text-properties fo:font-size="12pt" fo:font-weight="normal" officeooo:rsid="002654fd" officeooo:paragraph-rsid="002654fd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text-properties officeooo:rsid="00213616" officeooo:paragraph-rsid="00213616"/>
    </style:style>
    <style:style style:name="P25" style:family="paragraph" style:parent-style-name="Standard" style:list-style-name="L4">
      <style:text-properties officeooo:rsid="00213616" officeooo:paragraph-rsid="0022dcc1"/>
    </style:style>
    <style:style style:name="P26" style:family="paragraph" style:parent-style-name="Standard" style:list-style-name="L4">
      <style:text-properties officeooo:paragraph-rsid="00213616"/>
    </style:style>
    <style:style style:name="P27" style:family="paragraph" style:parent-style-name="Standard" style:list-style-name="L4">
      <style:text-properties officeooo:rsid="0022dcc1" officeooo:paragraph-rsid="0022dcc1"/>
    </style:style>
    <style:style style:name="T1" style:family="text">
      <style:text-properties officeooo:rsid="001aef2b"/>
    </style:style>
    <style:style style:name="T2" style:family="text">
      <style:text-properties officeooo:rsid="001be77f"/>
    </style:style>
    <style:style style:name="T3" style:family="text">
      <style:text-properties officeooo:rsid="001d7878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361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2dcc1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officeooo:rsid="001f061e"/>
    </style:style>
    <style:style style:name="T9" style:family="text">
      <style:text-properties officeooo:rsid="0020bbf6"/>
    </style:style>
    <style:style style:name="T10" style:family="text">
      <style:text-properties officeooo:rsid="00213616"/>
    </style:style>
    <style:style style:name="T11" style:family="text">
      <style:text-properties officeooo:rsid="0024af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agrama de Classes </text:p>
      <text:p text:style-name="P1"/>
      <text:list xml:id="list1587588728" text:style-name="L1">
        <text:list-item>
          <text:p text:style-name="P3"><text:span text:style-name="T1">Atributos e metodos:</text:span></text:p>
          <text:list>
            <text:list-item>
              <text:p text:style-name="P3"><text:span text:style-name="T1">protegidos só podem ser acessados por herança</text:span></text:p>
            </text:list-item>
            <text:list-item>
              <text:p text:style-name="P2">privados não podem ser acessados por outros objetos de modo algum</text:p>
            </text:list-item>
            <text:list-item>
              <text:p text:style-name="P2">pubicos podem ser acessados por qualquer objeto</text:p>
            </text:list-item>
          </text:list>
          <text:p text:style-name="P2"/>
        </text:list-item>
        <text:list-item>
          <text:p text:style-name="P2">Diagrama representado por:</text:p>
          <text:list>
            <text:list-item>
              <text:p text:style-name="P2">atributos</text:p>
            </text:list-item>
            <text:list-item>
              <text:p text:style-name="P2">metodos</text:p>
            </text:list-item>
            <text:list-item>
              <text:p text:style-name="P2">nome da classe</text:p>
            </text:list-item>
            <text:list-item>
              <text:p text:style-name="P2">multiplicidade (0..*)</text:p>
            </text:list-item>
            <text:list-item>
              <text:p text:style-name="P2">relacionamento seguido de seta (contem &gt;) -<text:span text:style-name="T2">determina o sentido da leitura</text:span></text:p>
            </text:list-item>
            <text:list-item>
              <text:p text:style-name="P2">chaves primarias ou estrangeiras</text:p>
            </text:list-item>
          </text:list>
          <text:p text:style-name="P2"/>
        </text:list-item>
        <text:list-item>
          <text:p text:style-name="P2">Classe Associativa:</text:p>
          <text:list>
            <text:list-item>
              <text:p text:style-name="P2">não possui atributo <text:span text:style-name="T2">com</text:span> chave primaria</text:p>
            </text:list-item>
          </text:list>
          <text:p text:style-name="P2"/>
        </text:list-item>
        <text:list-item>
          <text:p text:style-name="P2">Herança:</text:p>
          <text:list>
            <text:list-item>
              <text:p text:style-name="P2">Superclasse: classe pai</text:p>
            </text:list-item>
            <text:list-item>
              <text:p text:style-name="P2">Subclasse: classe filha</text:p>
            </text:list-item>
            <text:list-item>
              <text:p text:style-name="P2">herança multipla: quando subclasses são classes pai tambem. </text:p>
            </text:list-item>
            <text:list-item>
              <text:p text:style-name="P4"><text:span text:style-name="T2">Generalização/Especialização: relação existente entre as classes</text:span></text:p>
            </text:list-item>
            <text:list-item>
              <text:p text:style-name="P5">seta não preenchida e fechada apontando para a superclasse</text:p>
            </text:list-item>
          </text:list>
          <text:p text:style-name="P5"/>
        </text:list-item>
        <text:list-item>
          <text:p text:style-name="P5">Composição: </text:p>
          <text:list>
            <text:list-item>
              <text:p text:style-name="P5">quando uma classe é dependente de outra</text:p>
            </text:list-item>
            <text:list-item>
              <text:p text:style-name="P5">losago <text:span text:style-name="T3">preenchido</text:span> do lado da classe que sustenta a classe dependente</text:p>
            </text:list-item>
          </text:list>
          <text:p text:style-name="P5"/>
        </text:list-item>
        <text:list-item>
          <text:p text:style-name="P5">Agregação:</text:p>
          <text:list>
            <text:list-item>
              <text:p text:style-name="P5">losango não preenchido n<text:span text:style-name="T3">a</text:span> classe que corresponde o todo</text:p>
            </text:list-item>
            <text:list-item>
              <text:p text:style-name="P5">relação Todo x Parte (Carro x Motor)</text:p>
            </text:list-item>
          </text:list>
        </text:list-item>
      </text:list>
      <text:p text:style-name="P6"/>
      <text:p text:style-name="P8">Diagrama de <text:span text:style-name="T3">Entidade e Relacionamento - DER</text:span></text:p>
      <text:p text:style-name="P8"/>
      <text:list xml:id="list3736780165" text:style-name="L2">
        <text:list-item>
          <text:p text:style-name="P11">MER – Representa a semântica</text:p>
          <text:list>
            <text:list-item>
              <text:p text:style-name="P11">conceitos e elementos que resulta no DER</text:p>
            </text:list-item>
          </text:list>
          <text:p text:style-name="P11"/>
        </text:list-item>
        <text:list-item>
          <text:p text:style-name="P11">Cardinalidade (1:N)</text:p>
        </text:list-item>
        <text:list-item>
          <text:p text:style-name="P11">Usar entidades fracas ao inves de atributos multivalorados e compostos</text:p>
        </text:list-item>
        <text:list-item>
          <text:p text:style-name="P11">Prefira transformar um atributo composto em <text:span text:style-name="T10">outra </text:span>entidade</text:p>
        </text:list-item>
        <text:list-item>
          <text:p text:style-name="P11">Entidade fraca é aquela dependente de outra entidade</text:p>
        </text:list-item>
      </text:list>
      <text:p text:style-name="P12"/>
      <text:p text:style-name="P9">Mapeamento – <text:span text:style-name="T10">Modelo Relacional</text:span></text:p>
      <text:p text:style-name="P12"/>
      <text:list xml:id="list3325294886" text:style-name="L3">
        <text:list-item>
          <text:p text:style-name="P13">Grau de uma relação = quantidades de atributos da entidade</text:p>
        </text:list-item>
        <text:list-item>
          <text:p text:style-name="P13">Dominio: <text:s/>Tipo e quantidade de caracteres do atributo</text:p>
        </text:list-item>
        <text:list-item>
          <text:p text:style-name="P13">Relação esquema: entidade</text:p>
        </text:list-item>
        <text:list-item>
          <text:p text:style-name="P13"><text:soft-page-break/>Super Chave minima = entidade fraca = dependencia</text:p>
        </text:list-item>
        <text:list-item>
          <text:p text:style-name="P13">Chaves candidatas e primárias devem ter seu valor único, que não se repete</text:p>
        </text:list-item>
        <text:list-item>
          <text:p text:style-name="P13">Chaves primarias não podem ser nulas</text:p>
          <text:p text:style-name="P13"/>
        </text:list-item>
        <text:list-item>
          <text:p text:style-name="P13">Passo 1: Entidades Normais</text:p>
          <text:list>
            <text:list-item>
              <text:p text:style-name="P13">Entidades normais e seus atributos simples, </text:p>
            </text:list-item>
            <text:list-item>
              <text:p text:style-name="P13">Atributos simples de atributos compostos,</text:p>
            </text:list-item>
            <text:list-item>
              <text:p text:style-name="P13">Escolher Chave primária</text:p>
              <text:p text:style-name="P13"/>
            </text:list-item>
          </text:list>
        </text:list-item>
        <text:list-item>
          <text:p text:style-name="P13">Passo 2: Entidades Fracas</text:p>
          <text:list>
            <text:list-item>
              <text:p text:style-name="P13">Atributos simples e atributos simpres de atributos compostos</text:p>
            </text:list-item>
            <text:list-item>
              <text:p text:style-name="P13">Chave primaria: Chave parcial + chave primaria da entidade proprietaria</text:p>
            </text:list-item>
          </text:list>
        </text:list-item>
      </text:list>
      <text:p text:style-name="P14"/>
      <text:list xml:id="list93236141979862" text:continue-numbering="true" text:style-name="L3">
        <text:list-item>
          <text:p text:style-name="P13">Passo 3: Cardinalidade 1:1</text:p>
          <text:list>
            <text:list-item>
              <text:p text:style-name="P16">Relações S(doa a chave) T (recebe a chave)</text:p>
            </text:list-item>
            <text:list-item>
              <text:p text:style-name="P16">A entidade com participação total é a relação S(doaa chave)</text:p>
            </text:list-item>
            <text:list-item>
              <text:p text:style-name="P16">recolha os atributos da relaçao e coloque na entidade S</text:p>
              <text:p text:style-name="P16"/>
            </text:list-item>
          </text:list>
        </text:list-item>
        <text:list-item>
          <text:p text:style-name="P13">Passo 4: <text:span text:style-name="T8">Cardinalidade 1:N</text:span></text:p>
          <text:list>
            <text:list-item>
              <text:p text:style-name="P16">O lado N é a entidade que doa a Chave (entidade S)</text:p>
            </text:list-item>
            <text:list-item>
              <text:p text:style-name="P16">recolha os atributos da relaçao e coloque na entidade S</text:p>
              <text:p text:style-name="P16"/>
            </text:list-item>
          </text:list>
        </text:list-item>
        <text:list-item>
          <text:p text:style-name="P13">Passo 5: <text:span text:style-name="T8">Cardinalidade M:N</text:span></text:p>
          <text:list>
            <text:list-item>
              <text:p text:style-name="P16">Criar uma nova Entidade (com o nome da relação)</text:p>
            </text:list-item>
            <text:list-item>
              <text:p text:style-name="P17">Chave primaria: chave primaria das 2 entidades participantes. -Deve ser chave composta</text:p>
            </text:list-item>
            <text:list-item>
              <text:p text:style-name="P17">Acrecentar os atributos do relacionamento</text:p>
              <text:p text:style-name="P17"/>
            </text:list-item>
          </text:list>
        </text:list-item>
        <text:list-item>
          <text:p text:style-name="P13">Passo 6: <text:span text:style-name="T9">Atributos Multivalorados</text:span></text:p>
          <text:list>
            <text:list-item>
              <text:p text:style-name="P17">Criar uma nova entidade</text:p>
            </text:list-item>
            <text:list-item>
              <text:p text:style-name="P17">Chave primaria: chave primaria da entidade que continha o atributo multivalorado + atributo multivalorado.</text:p>
            </text:list-item>
            <text:list-item>
              <text:p text:style-name="P17">Atributos Multivalorados Compostos: Incluir os atributos simples também</text:p>
              <text:p text:style-name="P17"/>
            </text:list-item>
          </text:list>
        </text:list-item>
        <text:list-item>
          <text:p text:style-name="P13">Passo 7: <text:span text:style-name="T9">Relacionamentos N-Ários</text:span></text:p>
          <text:list>
            <text:list-item>
              <text:p text:style-name="P17">Criar uma nova entidade S</text:p>
            </text:list-item>
            <text:list-item>
              <text:p text:style-name="P17">Incluir as chaves primarias de cada entidade participante como chave estrangeira</text:p>
            </text:list-item>
            <text:list-item>
              <text:p text:style-name="P17">Chave primaria: combinação das chaves estrangeiras</text:p>
              <text:list>
                <text:list-item>
                  <text:p text:style-name="P17">Para cada relação R que for x:N, a chave primaria de S será a chave primaria de R</text:p>
                </text:list-item>
              </text:list>
            </text:list-item>
            <text:list-item>
              <text:p text:style-name="P17">Incluir atributos simples e atributos simples de atributos compostos</text:p>
            </text:list-item>
          </text:list>
        </text:list-item>
      </text:list>
      <text:p text:style-name="P15"/>
      <text:p text:style-name="P10">Normalização</text:p>
      <text:list xml:id="list3363749049" text:style-name="L4">
        <text:list-header>
          <text:p text:style-name="P18"/>
        </text:list-header>
        <text:list-item>
          <text:p text:style-name="P19">Decomposição de Relações</text:p>
        </text:list-item>
        <text:list-item>
          <text:p text:style-name="P18">Top-down: agrupar os atributos a partir do mapeamento (projeto por análise)</text:p>
        </text:list-item>
        <text:list-item>
          <text:p text:style-name="P18">Bottom-up: Considerar os atributos por suas relaçoes e construir as relaçoes (projeto por Síntese)</text:p>
        </text:list-item>
        <text:list-item>
          <text:p text:style-name="P19">Atributo primo: membro das chaves candidatas</text:p>
        </text:list-item>
        <text:list-item>
          <text:p text:style-name="P19">Atributo não-primo: não membro das chaves candidatas</text:p>
          <text:p text:style-name="P18"/>
        </text:list-item>
        <text:list-item>
          <text:p text:style-name="P26"><text:soft-page-break/><text:span text:style-name="T5">Dependencia Funcional: </text:span></text:p>
          <text:p text:style-name="P26"><text:span text:style-name="T5"/></text:p>
          <text:list>
            <text:list-item>
              <text:p text:style-name="P26"><text:span text:style-name="T5">Restrições dos atributos de acordo com o significado dele</text:span></text:p>
            </text:list-item>
            <text:list-item>
              <text:p text:style-name="P24"><text:span text:style-name="T4">Inferência de Armstrong:</text:span></text:p>
              <text:list>
                <text:list-item>
                  <text:p text:style-name="P24"><text:span text:style-name="T4">Reflexiva: </text:span><text:span text:style-name="T6">Se </text:span><text:span text:style-name="T4">Y é subconjunto de X então X</text:span><text:span text:style-name="T7">→</text:span><text:span text:style-name="T4">Y</text:span></text:p>
                </text:list-item>
                <text:list-item>
                  <text:p text:style-name="P25"><text:span text:style-name="T4">Aumentativa: </text:span><text:span text:style-name="T6">Se X→Y, então </text:span><text:span text:style-name="T4"><text:s/></text:span><text:span text:style-name="T6">XZ→YZ</text:span></text:p>
                </text:list-item>
                <text:list-item>
                  <text:p text:style-name="P27"><text:span text:style-name="T4">Transitiva: Se X→Y e Y→Z, então X→Z.</text:span></text:p>
                </text:list-item>
              </text:list>
              <text:p text:style-name="P27"><text:span text:style-name="T4"/></text:p>
            </text:list-item>
            <text:list-item>
              <text:p text:style-name="P27"><text:span text:style-name="T4">Regras das Inferencias de Armstrong:</text:span></text:p>
              <text:list>
                <text:list-item>
                  <text:p text:style-name="P27"><text:span text:style-name="T4">Decomposição: Se X→YZ, então X→Y e X→Z</text:span></text:p>
                </text:list-item>
                <text:list-item>
                  <text:p text:style-name="P27"><text:span text:style-name="T4">Auditiva: Se X→Y e X→Z, então X→YZ</text:span></text:p>
                </text:list-item>
                <text:list-item>
                  <text:p text:style-name="P27"><text:span text:style-name="T4">Pseudotransitiva: Se X→Y e WY→Z, então WX→Y</text:span></text:p>
                  <text:p text:style-name="P27"><text:span text:style-name="T4"/></text:p>
                </text:list-item>
              </text:list>
            </text:list-item>
          </text:list>
        </text:list-item>
        <text:list-item>
          <text:p text:style-name="P19">1FN: Atributos Atômicos</text:p>
          <text:list>
            <text:list-item>
              <text:p text:style-name="P19">Não possui:</text:p>
              <text:list>
                <text:list-item>
                  <text:p text:style-name="P19">Atributos compostos</text:p>
                </text:list-item>
                <text:list-item>
                  <text:p text:style-name="P19">Multivalorados </text:p>
                </text:list-item>
                <text:list-item>
                  <text:p text:style-name="P19">Relações aninhadas</text:p>
                  <text:p text:style-name="P19"/>
                </text:list-item>
              </text:list>
            </text:list-item>
          </text:list>
        </text:list-item>
        <text:list-item>
          <text:p text:style-name="P19">2FN: <text:span text:style-name="T11">Dependencia Funcional</text:span></text:p>
          <text:list>
            <text:list-item>
              <text:p text:style-name="P20">Todos os atributos não primos dependem totalmente da chave primaria</text:p>
            </text:list-item>
            <text:list-item>
              <text:p text:style-name="P20">Desagrupamento de informações</text:p>
              <text:p text:style-name="P20"/>
            </text:list-item>
          </text:list>
        </text:list-item>
        <text:list-item>
          <text:p text:style-name="P20">3FN: Dependencia Funcional Transitiva</text:p>
          <text:list>
            <text:list-item>
              <text:p text:style-name="P20">Não pode haver atributos não primos que dependam, por transitividade da chave primária</text:p>
            </text:list-item>
            <text:list-item>
              <text:p text:style-name="P20">Exceto em X→Y, então,Y→Z, se Y for chave candidata</text:p>
            </text:list-item>
            <text:list-item>
              <text:p text:style-name="P20">Ex: valorUnitario e quantidade determinam o valorTotal, </text:p>
              <text:p text:style-name="P20"/>
            </text:list-item>
          </text:list>
        </text:list-item>
        <text:list-item>
          <text:p text:style-name="P20">FN Boyce Codd (BCNF)</text:p>
          <text:list>
            <text:list-item>
              <text:p text:style-name="P21">X→ A, então X é uma superchave</text:p>
            </text:list-item>
            <text:list-item>
              <text:p text:style-name="P21">Está na 3FN</text:p>
            </text:list-item>
          </text:list>
          <text:p text:style-name="P22"/>
        </text:list-item>
        <text:list-item>
          <text:p text:style-name="P22">4FN: Dependencias Multivaloradas</text:p>
          <text:list>
            <text:list-item>
              <text:p text:style-name="P23">Eliminar redundância de dependencias multivalorada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48:31.579300495</meta:creation-date>
    <dc:date>2019-11-23T09:32:35.616620767</dc:date>
    <meta:editing-duration>P3DT14H3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22" meta:word-count="740" meta:character-count="4271" meta:non-whitespace-character-count="3739"/>
  </office:meta>
</office:document-meta>
</file>